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" svg:font-family="'Lucida Sans'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normal">
      <style:text-properties officeooo:rsid="00137add" officeooo:paragraph-rsid="00137add"/>
    </style:style>
    <style:style style:name="P2" style:family="paragraph" style:parent-style-name="normal">
      <style:text-properties fo:font-weight="bold" officeooo:rsid="00137add" officeooo:paragraph-rsid="00137add" style:font-weight-asian="bold" style:font-weight-complex="bold"/>
    </style:style>
    <style:style style:name="P3" style:family="paragraph" style:parent-style-name="normal">
      <style:text-properties officeooo:paragraph-rsid="00137add"/>
    </style:style>
    <style:style style:name="P4" style:family="paragraph" style:parent-style-name="normal" style:master-page-name="">
      <loext:graphic-properties draw:fill="none"/>
      <style:paragraph-properties fo:margin-left="0in" fo:margin-right="-0.3118in" fo:line-height="115%" fo:text-align="start" style:justify-single-word="false" fo:orphans="2" fo:widows="2" fo:text-indent="0in" style:auto-text-indent="false" style:page-number="auto" fo:background-color="transparent" style:writing-mode="lr-tb"/>
    </style:style>
    <style:style style:name="P5" style:family="paragraph" style:parent-style-name="normal" style:master-page-name="Standard">
      <style:paragraph-properties style:page-number="1"/>
      <style:text-properties fo:font-weight="bold" style:font-weight-asian="bold" style:font-weight-complex="bold"/>
    </style:style>
    <style:style style:name="T1" style:family="text">
      <style:text-properties officeooo:rsid="00137ad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Hot &amp; Sour Soup</text:p>
      <text:p text:style-name="normal"/>
      <text:p text:style-name="P2">Full Recipe<text:tab/><text:tab/><text:tab/><text:tab/>Half Recipe</text:p>
      <text:p text:style-name="P1"/>
      <text:p text:style-name="normal">1<text:tab/>quart<text:tab/><text:tab/><text:tab/><text:tab/><text:span text:style-name="T1">2 Cups</text:span><text:tab/><text:tab/>chicken stock</text:p>
      <text:p text:style-name="normal">1<text:tab/>quart<text:tab/><text:tab/><text:tab/><text:tab/><text:span text:style-name="T1">2 Cups<text:tab/><text:tab/></text:span>water</text:p>
      <text:p text:style-name="normal">2<text:tab/>tbsp<text:tab/><text:tab/><text:tab/><text:tab/><text:span text:style-name="T1">1 Tbs<text:tab/><text:tab/></text:span>mirin</text:p>
      <text:p text:style-name="P3">6<text:tab/>tbsp <text:span text:style-name="T1">(¼ cup + 2 tbsp)</text:span> <text:tab/><text:tab/><text:span text:style-name="T1">3 Tbs<text:tab/><text:tab/></text:span>soy sauce</text:p>
      <text:p text:style-name="normal">½<text:tab/>cup<text:tab/><text:tab/><text:tab/><text:tab/><text:span text:style-name="T1">1/4 Cup<text:tab/></text:span>rice wine vinegar, unseasoned</text:p>
      <text:p text:style-name="normal">2<text:tab/>tsp<text:tab/><text:tab/><text:tab/><text:tab/><text:span text:style-name="T1">1 tsp<text:tab/><text:tab/></text:span>sesame oil</text:p>
      <text:p text:style-name="normal">2<text:tab/>tsp<text:tab/><text:tab/><text:tab/><text:tab/><text:span text:style-name="T1">1 tsp<text:tab/><text:tab/></text:span>nuc mon (vietnamese fish sauce)</text:p>
      <text:p text:style-name="normal">2<text:tab/>clove<text:tab/><text:tab/><text:tab/><text:tab/><text:span text:style-name="T1">1 clove<text:tab/><text:tab/></text:span>garlic, crushed</text:p>
      <text:p text:style-name="normal">2<text:tab/>inches<text:tab/><text:tab/><text:tab/><text:tab/><text:span text:style-name="T1">1 inch <text:tab/><text:tab/></text:span>ginger, spit down the middle</text:p>
      <text:p text:style-name="P3">¼-½<text:tab/>tsp <text:span text:style-name="T1">(I like ¼ )</text:span><text:tab/><text:tab/><text:tab/><text:span text:style-name="T1">1/8 tsp <text:tab/></text:span>crushed red pepper, </text:p>
      <text:p text:style-name="normal">2 <text:tab/><text:tab/><text:tab/><text:tab/><text:tab/><text:span text:style-name="T1">1<text:tab/><text:tab/></text:span>leeks, split and in large pieces</text:p>
      <text:p text:style-name="P4">4<text:tab/><text:tab/><text:tab/><text:tab/><text:tab/><text:span text:style-name="T1">2<text:tab/><text:tab/></text:span>green onions, whites and greens, <text:span text:style-name="T1">l</text:span>arge pieces</text:p>
      <text:p text:style-name="normal">1-2<text:tab/>tsp<text:tab/><text:tab/><text:tab/><text:tab/><text:span text:style-name="T1">1/4 tsp<text:tab/><text:tab/></text:span>sugar</text:p>
      <text:p text:style-name="normal"/>
      <text:p text:style-name="normal">Add everything but sugar to a big pot and bring to a boil</text:p>
      <text:p text:style-name="normal">Take a taste and add a bit of sugar, usually only 1 tsp, but sometimes the greens make the soup a little bitter, and you won’t need any at all if you use seasoned rice wine vinegar, but who keeps that in the house?</text:p>
      <text:p text:style-name="normal">Cover and simmer, medium low heat, for 1 hour.</text:p>
      <text:p text:style-name="normal">Strain through cheesecloth, or just a fine sieve</text:p>
      <text:p text:style-name="normal">Soup can be kept for approx. 5 days, I’ve never had it any longer</text:p>
      <text:p text:style-name="normal">To serve, return soup to a simmer, serve with thick asian noodles</text:p>
      <text:p text:style-name="normal"/>
      <text:p text:style-name="normal">This soup is an easy side, you may be tempted to half the recipe, but even covered the soup reduces quite a bit, make a full size batch the first time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" svg:font-family="'Lucida Sans'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ormal" style:family="paragraph" style:default-outline-level="">
      <style:paragraph-properties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1-19T15:17:01.625000000</dc:date>
    <meta:editing-duration>PT8M26S</meta:editing-duration>
    <meta:editing-cycles>1</meta:editing-cycles>
    <meta:document-statistic meta:table-count="0" meta:image-count="0" meta:object-count="0" meta:page-count="1" meta:paragraph-count="22" meta:word-count="240" meta:character-count="1182" meta:non-whitespace-character-count="910"/>
    <meta:generator>LibreOffice/6.3.2.2$Windows_X86_64 LibreOffice_project/98b30e735bda24bc04ab42594c85f7fd8be07b9c</meta:generator>
  </office:meta>
</office:document-meta>
</file>